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D0000034CA60FFA398B586DA1.png" manifest:media-type="image/png"/>
  <manifest:file-entry manifest:full-path="Pictures/10000201000002AD000002F08C06C38DB4BC7A22.png" manifest:media-type="image/png"/>
  <manifest:file-entry manifest:full-path="Pictures/10000201000002DE000001D7E0B56F51F250D20E.png" manifest:media-type="image/png"/>
  <manifest:file-entry manifest:full-path="Pictures/1000020100000448000003561B53AAF1049C8FBD.png" manifest:media-type="image/png"/>
  <manifest:file-entry manifest:full-path="Pictures/100002010000036B0000025B11D91313492E47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paragraph-rsid="001aea73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6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17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18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19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0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1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2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3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4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5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6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27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28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29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0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1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2" style:family="paragraph" style:parent-style-name="Standard">
      <style:text-properties officeooo:rsid="001cb0da" officeooo:paragraph-rsid="001cb0da"/>
    </style:style>
    <style:style style:name="P33" style:family="paragraph" style:parent-style-name="Standard">
      <style:text-properties officeooo:rsid="002255f9" officeooo:paragraph-rsid="002255f9"/>
    </style:style>
    <style:style style:name="P34" style:family="paragraph" style:parent-style-name="Standard">
      <style:text-properties officeooo:rsid="00238881" officeooo:paragraph-rsid="00238881"/>
    </style:style>
    <style:style style:name="P35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36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38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39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0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48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49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50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51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52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56" style:family="paragraph" style:parent-style-name="Standard">
      <style:text-properties officeooo:rsid="002b217f" officeooo:paragraph-rsid="002b217f"/>
    </style:style>
    <style:style style:name="P57" style:family="paragraph" style:parent-style-name="Standard">
      <style:text-properties officeooo:rsid="002b217f" officeooo:paragraph-rsid="002e343f"/>
    </style:style>
    <style:style style:name="P58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68" style:family="paragraph" style:parent-style-name="Standard">
      <style:text-properties officeooo:rsid="002e343f" officeooo:paragraph-rsid="002e343f"/>
    </style:style>
    <style:style style:name="P69" style:family="paragraph" style:parent-style-name="Standard">
      <style:text-properties officeooo:rsid="0030a956" officeooo:paragraph-rsid="0030a956"/>
    </style:style>
    <style:style style:name="P70" style:family="paragraph" style:parent-style-name="Standard">
      <style:text-properties officeooo:rsid="00325905" officeooo:paragraph-rsid="00325905"/>
    </style:style>
    <style:style style:name="P71" style:family="paragraph" style:parent-style-name="Standard">
      <style:text-properties officeooo:rsid="0033dfef" officeooo:paragraph-rsid="0033dfef"/>
    </style:style>
    <style:style style:name="P72" style:family="paragraph" style:parent-style-name="Standard">
      <style:text-properties officeooo:rsid="0033f2bb" officeooo:paragraph-rsid="0033f2bb"/>
    </style:style>
    <style:style style:name="P73" style:family="paragraph" style:parent-style-name="Standard">
      <style:text-properties officeooo:rsid="0036c3c1" officeooo:paragraph-rsid="0036c3c1"/>
    </style:style>
    <style:style style:name="P74" style:family="paragraph" style:parent-style-name="Standard">
      <style:text-properties style:text-underline-style="none" officeooo:rsid="001bdf0a" officeooo:paragraph-rsid="00325905"/>
    </style:style>
    <style:style style:name="P75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96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98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99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00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01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02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03" style:family="paragraph" style:parent-style-name="Standard">
      <style:text-properties officeooo:rsid="003a0806" officeooo:paragraph-rsid="003a0806"/>
    </style:style>
    <style:style style:name="P104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05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06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07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08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09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10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11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12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13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14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16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17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18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19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20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21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22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123" style:family="paragraph" style:parent-style-name="Standard">
      <style:text-properties officeooo:rsid="00427288" officeooo:paragraph-rsid="00427288"/>
    </style:style>
    <style:style style:name="P124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125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126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127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128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129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130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131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132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133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134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135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136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137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138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139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140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141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142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143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144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145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146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147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148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149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150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151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15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15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15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15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15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157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158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159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160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161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16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16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16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16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16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16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16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16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17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17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17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173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174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175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176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177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178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179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180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181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182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183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184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185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186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187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188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189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190" style:family="paragraph" style:parent-style-name="Table_20_Contents">
      <style:text-properties style:text-underline-style="none" officeooo:rsid="00325905" officeooo:paragraph-rsid="00325905"/>
    </style:style>
    <style:style style:name="P191" style:family="paragraph" style:parent-style-name="Table_20_Contents">
      <style:text-properties style:text-underline-style="none" officeooo:rsid="00325905" officeooo:paragraph-rsid="003a0806"/>
    </style:style>
    <style:style style:name="P192" style:family="paragraph" style:parent-style-name="Table_20_Contents">
      <style:text-properties style:text-underline-style="none" officeooo:rsid="00325905" officeooo:paragraph-rsid="005e431f"/>
    </style:style>
    <style:style style:name="P193" style:family="paragraph" style:parent-style-name="Table_20_Contents">
      <style:text-properties style:text-underline-style="none" officeooo:rsid="00325905" officeooo:paragraph-rsid="0074af1a"/>
    </style:style>
    <style:style style:name="P194" style:family="paragraph" style:parent-style-name="Table_20_Contents">
      <style:text-properties style:text-underline-style="none" officeooo:rsid="00325905" officeooo:paragraph-rsid="00836c30"/>
    </style:style>
    <style:style style:name="P195" style:family="paragraph" style:parent-style-name="Table_20_Contents">
      <style:text-properties officeooo:paragraph-rsid="003a0806"/>
    </style:style>
    <style:style style:name="P196" style:family="paragraph" style:parent-style-name="Table_20_Contents">
      <style:text-properties officeooo:paragraph-rsid="005e431f"/>
    </style:style>
    <style:style style:name="P197" style:family="paragraph" style:parent-style-name="Table_20_Contents">
      <style:text-properties officeooo:paragraph-rsid="0074af1a"/>
    </style:style>
    <style:style style:name="P198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199" style:family="paragraph" style:parent-style-name="Table_20_Contents">
      <style:text-properties officeooo:paragraph-rsid="008ce444"/>
    </style:style>
    <style:style style:name="P20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20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20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20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20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20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20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20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20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20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21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211" style:family="paragraph" style:parent-style-name="Standard">
      <style:text-properties fo:font-weight="normal" style:font-weight-asian="normal" style:font-weight-complex="normal"/>
    </style:style>
    <style:style style:name="P212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213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214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215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216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217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218" style:family="paragraph" style:parent-style-name="Standard">
      <style:text-properties fo:font-weight="normal" officeooo:paragraph-rsid="00a67470" style:font-weight-asian="normal" style:font-weight-complex="normal"/>
    </style:style>
    <style:style style:name="P219" style:family="paragraph" style:parent-style-name="Standard">
      <style:text-properties fo:font-weight="normal" officeooo:paragraph-rsid="00a81054" style:font-weight-asian="normal" style:font-weight-complex="normal"/>
    </style:style>
    <style:style style:name="P220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221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222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223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224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225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226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22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b8b826" officeooo:paragraph-rsid="00b8b826" style:font-size-asian="16pt" style:font-weight-asian="bold" style:font-size-complex="16pt" style:font-weight-complex="bold"/>
    </style:style>
    <style:style style:name="P229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230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231" style:family="paragraph" style:parent-style-name="Standard">
      <style:text-properties style:text-underline-style="solid" style:text-underline-width="auto" style:text-underline-color="font-color" fo:font-weight="normal" officeooo:rsid="00b8b826" officeooo:paragraph-rsid="00b8b826" style:font-weight-asian="normal" style:font-weight-complex="normal"/>
    </style:style>
    <style:style style:name="P232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233" style:family="paragraph" style:parent-style-name="Standard">
      <style:text-properties style:text-underline-style="solid" style:text-underline-width="auto" style:text-underline-color="font-color" fo:font-weight="normal" officeooo:rsid="00b9fe73" officeooo:paragraph-rsid="00b9fe73" style:font-weight-asian="normal" style:font-weight-complex="normal"/>
    </style:style>
    <style:style style:name="P234" style:family="paragraph" style:parent-style-name="Standard">
      <style:text-properties style:text-underline-style="solid" style:text-underline-width="auto" style:text-underline-color="font-color" fo:font-weight="normal" officeooo:rsid="00bb7ff5" officeooo:paragraph-rsid="00bb7ff5" style:font-weight-asian="normal" style:font-weight-complex="normal"/>
    </style:style>
    <style:style style:name="P235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36" style:family="paragraph" style:parent-style-name="Standard">
      <style:text-properties style:text-underline-style="solid" style:text-underline-width="auto" style:text-underline-color="font-color" fo:font-weight="bold" officeooo:rsid="00b8e261" officeooo:paragraph-rsid="00b8e261" style:font-weight-asian="bold" style:font-weight-complex="bold"/>
    </style:style>
    <style:style style:name="P237" style:family="paragraph" style:parent-style-name="Standard">
      <style:text-properties style:text-underline-style="solid" style:text-underline-width="auto" style:text-underline-color="font-color" fo:font-weight="bold" officeooo:rsid="00b9fe73" officeooo:paragraph-rsid="00b9fe73" style:font-weight-asian="bold" style:font-weight-complex="bold"/>
    </style:style>
    <style:style style:name="P238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239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240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241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242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243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244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246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247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248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49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10baa" style:font-size-asian="10pt" style:font-weight-asian="normal" style:font-size-complex="10pt" style:font-weight-complex="normal"/>
    </style:style>
    <style:style style:name="P250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251" style:family="paragraph" style:parent-style-name="Standard">
      <style:text-properties fo:font-size="10pt" style:text-underline-style="solid" style:text-underline-width="auto" style:text-underline-color="font-color" fo:font-weight="bold" officeooo:rsid="00b10baa" officeooo:paragraph-rsid="00b8ee01" style:font-size-asian="10pt" style:font-weight-asian="bold" style:font-size-complex="10pt" style:font-weight-complex="bold"/>
    </style:style>
    <style:style style:name="P252" style:family="paragraph" style:parent-style-name="Standard">
      <style:text-properties officeooo:rsid="001bdf0a" officeooo:paragraph-rsid="00b4d101"/>
    </style:style>
    <style:style style:name="P25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a10698" style:font-weight-asian="normal" style:font-weight-complex="normal"/>
    </style:style>
    <style:style style:name="P25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25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solid" style:text-underline-width="auto" style:text-underline-color="font-color" fo:font-weight="normal" officeooo:rsid="00b8b826" officeooo:paragraph-rsid="00b6452d" style:font-weight-asian="normal" style:font-weight-complex="normal"/>
    </style:style>
    <style:style style:name="P25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solid" style:text-underline-width="auto" style:text-underline-color="font-color" fo:font-weight="normal" officeooo:rsid="00b8b826" officeooo:paragraph-rsid="00b8b826" style:font-weight-asian="normal" style:font-weight-complex="normal"/>
    </style:style>
    <style:style style:name="P25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58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25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260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261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62" style:family="paragraph" style:parent-style-name="Table_20_Contents">
      <style:text-properties officeooo:paragraph-rsid="00b4d101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fo:font-weight="normal" officeooo:rsid="0079eb51" style:font-weight-asian="normal" style:font-weight-complex="normal"/>
    </style:style>
    <style:style style:name="T15" style:family="text">
      <style:text-properties fo:font-weight="normal" officeooo:rsid="00826324" style:font-weight-asian="normal" style:font-weight-complex="normal"/>
    </style:style>
    <style:style style:name="T16" style:family="text">
      <style:text-properties fo:font-weight="normal" officeooo:rsid="00325905" style:font-weight-asian="normal" style:font-weight-complex="normal"/>
    </style:style>
    <style:style style:name="T17" style:family="text">
      <style:text-properties officeooo:rsid="00242002"/>
    </style:style>
    <style:style style:name="T18" style:family="text">
      <style:text-properties officeooo:rsid="00260e25"/>
    </style:style>
    <style:style style:name="T19" style:family="text">
      <style:text-properties officeooo:rsid="0029ae72"/>
    </style:style>
    <style:style style:name="T20" style:family="text">
      <style:text-properties officeooo:rsid="002d6ffe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37f7b5"/>
    </style:style>
    <style:style style:name="T23" style:family="text">
      <style:text-properties officeooo:rsid="001bdf0a"/>
    </style:style>
    <style:style style:name="T24" style:family="text">
      <style:text-properties officeooo:rsid="003f5531"/>
    </style:style>
    <style:style style:name="T25" style:family="text">
      <style:text-properties officeooo:rsid="004444f6"/>
    </style:style>
    <style:style style:name="T26" style:family="text">
      <style:text-properties officeooo:rsid="00461139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officeooo:rsid="00581b1f"/>
    </style:style>
    <style:style style:name="T30" style:family="text">
      <style:text-properties officeooo:rsid="006217f5"/>
    </style:style>
    <style:style style:name="T31" style:family="text">
      <style:text-properties officeooo:rsid="00644eba"/>
    </style:style>
    <style:style style:name="T32" style:family="text">
      <style:text-properties officeooo:rsid="006bdf35"/>
    </style:style>
    <style:style style:name="T33" style:family="text">
      <style:text-properties officeooo:rsid="006d1c9f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6da8ce"/>
    </style:style>
    <style:style style:name="T36" style:family="text">
      <style:text-properties style:text-underline-style="none" officeooo:rsid="0092eeee"/>
    </style:style>
    <style:style style:name="T37" style:family="text">
      <style:text-properties style:text-underline-style="none" officeooo:rsid="00b22afa"/>
    </style:style>
    <style:style style:name="T38" style:family="text">
      <style:text-properties style:text-underline-style="none" officeooo:rsid="00b10baa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officeooo:rsid="0074af1a"/>
    </style:style>
    <style:style style:name="T41" style:family="text">
      <style:text-properties officeooo:rsid="00775785"/>
    </style:style>
    <style:style style:name="T42" style:family="text">
      <style:text-properties officeooo:rsid="007876e8"/>
    </style:style>
    <style:style style:name="T43" style:family="text">
      <style:text-properties officeooo:rsid="007cb77f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8a2b06"/>
    </style:style>
    <style:style style:name="T46" style:family="text">
      <style:text-properties officeooo:rsid="007ba9f3"/>
    </style:style>
    <style:style style:name="T47" style:family="text">
      <style:text-properties officeooo:rsid="009249fb"/>
    </style:style>
    <style:style style:name="T48" style:family="text">
      <style:text-properties officeooo:rsid="0093da4c"/>
    </style:style>
    <style:style style:name="T49" style:family="text">
      <style:text-properties officeooo:rsid="0094953e"/>
    </style:style>
    <style:style style:name="T50" style:family="text">
      <style:text-properties officeooo:rsid="00a4d30b"/>
    </style:style>
    <style:style style:name="T51" style:family="text">
      <style:text-properties officeooo:rsid="00a67470"/>
    </style:style>
    <style:style style:name="T52" style:family="text">
      <style:text-properties officeooo:rsid="00a81054"/>
    </style:style>
    <style:style style:name="T53" style:family="text">
      <style:text-properties officeooo:rsid="00ac4773"/>
    </style:style>
    <style:style style:name="T54" style:family="text">
      <style:text-properties officeooo:rsid="00aeab7b"/>
    </style:style>
    <style:style style:name="T55" style:family="text">
      <style:text-properties fo:font-size="10pt" style:text-underline-style="none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4">Comment/Uncomment a line: <text:s/>Ctrl + /</text:p>
      <text:p text:style-name="P2"/>
      <text:p text:style-name="P13"><text:a xlink:type="simple" xlink:href="http://pythontutor.com/" text:style-name="Internet_20_link" text:visited-style-name="Visited_20_Internet_20_Link"><text:span text:style-name="T18">Debug code online step by step</text:span></text:a></text:p>
      <text:p text:style-name="P13"><text:span text:style-name="T18">Or download the program </text:span><text:a xlink:type="simple" xlink:href="https://thonny.org/" text:style-name="Internet_20_link" text:visited-style-name="Visited_20_Internet_20_Link"><text:span text:style-name="T18">Thonny</text:span></text:a> </text:p>
      <text:p text:style-name="P200"/>
      <text:p text:style-name="P201"/>
      <text:p text:style-name="P63">Day 1:</text:p>
      <text:p text:style-name="P58"/>
      <text:p text:style-name="P58">Input Function:</text:p>
      <text:p text:style-name="P3"/>
      <text:p text:style-name="P33"><text:span text:style-name="T7">What is this: </text:span><text:span text:style-name="T8">I</text:span>nput will get you what the user is typing in console.</text:p>
      <text:p text:style-name="P4"/>
      <text:p text:style-name="P32">input(promt for the user) <text:s/>→ inside of parenthesys we have what is going to be printed in the screen and will wait till we type something:</text:p>
      <text:p text:style-name="P32"/>
      <text:p text:style-name="P32">input(“What is your name? ”) <text:s text:c="3"/>→ if you execute this will wait till you type your name or whatever.</text:p>
      <text:p text:style-name="P32"/>
      <text:p text:style-name="P32">Then <text:span text:style-name="T19">if</text:span> you’<text:span text:style-name="T19">ve</text:span> typed “<text:span text:style-name="T19">John</text:span>” will be <text:span text:style-name="T17">substituted</text:span> <text:span text:style-name="T19">and added into it like</text:span>: <text:s/>input(“<text:span text:style-name="T19">John</text:span> ”)</text:p>
      <text:p text:style-name="P32"/>
      <text:p text:style-name="P32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35"/>
      <text:p text:style-name="P35">If you run the program and type John:</text:p>
      <text:p text:style-name="P35">What is your name? John</text:p>
      <text:p text:style-name="P35"/>
      <text:p text:style-name="P32"><text:span text:style-name="T4">input(“What is your name? ”) will </text:span><text:span text:style-name="T5">be replaced by</text:span><text:span text:style-name="T4"> John.</text:span></text:p>
      <text:p text:style-name="P35"/>
      <text:p text:style-name="P15">You can print John if you do this:</text:p>
      <text:p text:style-name="P32">print("Hello " + input("What is your name: "))</text:p>
      <text:p text:style-name="P3"/>
      <text:p text:style-name="P37">You will get:</text:p>
      <text:p text:style-name="P3">What is your name: John</text:p>
      <text:p text:style-name="P3">Hello John</text:p>
      <text:p text:style-name="P3"/>
      <text:p text:style-name="P3"/>
      <text:p text:style-name="P16">Exercise 1.3:</text:p>
      <text:p text:style-name="P3"/>
      <text:p text:style-name="P56">Ask me to type my name and the program will tell you how much letters the name have:</text:p>
      <text:p text:style-name="P56"/>
      <text:p text:style-name="P38">Option 1, One line:</text:p>
      <text:p text:style-name="P56">print(len(input("What is your name? ")))</text:p>
      <text:p text:style-name="P3"/>
      <text:p text:style-name="P38">Option 2, two lines:</text:p>
      <text:p text:style-name="P5">name = input("What is your name? ")</text:p>
      <text:p text:style-name="P5">print(len(name))</text:p>
      <text:p text:style-name="P3"/>
      <text:p text:style-name="P3"/>
      <text:p text:style-name="P202"><text:soft-page-break/></text:p>
      <text:p text:style-name="P59"><text:span text:style-name="T20">Python Variables</text:span>:</text:p>
      <text:p text:style-name="P3"/>
      <text:p text:style-name="P17">Using the previous exercise:</text:p>
      <text:p text:style-name="P57">print(len(input("What is your name? ")))</text:p>
      <text:p text:style-name="P3"/>
      <text:p text:style-name="P39">We can use variables like this:</text:p>
      <text:p text:style-name="P68"/>
      <text:p text:style-name="P68">name = input("What is your name? ")</text:p>
      <text:p text:style-name="P68">length = len(name)</text:p>
      <text:p text:style-name="P68"/>
      <text:p text:style-name="P68">print(length)</text:p>
      <text:p text:style-name="P3"/>
      <text:p text:style-name="P3"/>
      <text:p text:style-name="P18">Exercise 1.4:</text:p>
      <text:p text:style-name="P69">Switch values of variables.</text:p>
      <text:p text:style-name="P69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151">Teacher’<text:span text:style-name="T22">s</text:span> solution:</text:p>
            <text:p text:style-name="P190"/>
            <text:p text:style-name="P6">a = input("a: ")</text:p>
            <text:p text:style-name="P6">b = input("b: ")</text:p>
            <text:p text:style-name="P6"/>
            <text:p text:style-name="P70">a = c</text:p>
            <text:p text:style-name="P70">a = b</text:p>
            <text:p text:style-name="P70">b = c</text:p>
            <text:p text:style-name="P6"/>
            <text:p text:style-name="P6">print("a: " + a)</text:p>
            <text:p text:style-name="P74">print("b: " + b)</text:p>
          </table:table-cell>
        </table:table-row>
        <table:table-row>
          <table:table-cell table:style-name="Table1.A2" office:value-type="string">
            <text:p text:style-name="P162">Result:</text:p>
            <text:p text:style-name="P162"/>
            <text:p text:style-name="P157">a: AAAAA</text:p>
            <text:p text:style-name="P157">b: BBBBB</text:p>
            <text:p text:style-name="P157">a: BBBBB</text:p>
            <text:p text:style-name="P157">b: AAAAA</text:p>
            <text:p text:style-name="Table_20_Contents"/>
          </table:table-cell>
          <table:table-cell table:style-name="Table1.B2" office:value-type="string">
            <text:p text:style-name="P162">Result:</text:p>
            <text:p text:style-name="P157"/>
            <text:p text:style-name="P157">a: AAAAA</text:p>
            <text:p text:style-name="P157">b: BBBBB</text:p>
            <text:p text:style-name="P157">a: BBBBB</text:p>
            <text:p text:style-name="P157">b: AAAAA</text:p>
          </table:table-cell>
        </table:table-row>
      </table:table>
      <text:p text:style-name="P6"/>
      <text:p text:style-name="P3"/>
      <text:p text:style-name="P19">Variable names:</text:p>
      <text:p text:style-name="P71">length1 = 10 <text:s/>→ good</text:p>
      <text:p text:style-name="P71">1length = 10 <text:s text:c="2"/>→ not allowed to start variable names with numbers</text:p>
      <text:p text:style-name="P71"/>
      <text:p text:style-name="P71">user_name = “John” <text:s/>→ good</text:p>
      <text:p text:style-name="P72">user name = “John” <text:s text:c="3"/>→ not allowed, the variable name have to be a single item without spaces.</text:p>
      <text:p text:style-name="P72"/>
      <text:p text:style-name="P72">Is not recommended to use function names as variable names, like print, len or so.</text:p>
      <text:p text:style-name="P3"/>
      <text:p text:style-name="P3"/>
      <text:p text:style-name="P3"/>
      <text:p text:style-name="P3"/>
      <text:p text:style-name="P205"><text:soft-page-break/></text:p>
      <text:p text:style-name="P73"/>
      <text:p text:style-name="P73"><text:span text:style-name="T21">Final project: </text:span><text:a xlink:type="simple" xlink:href="https://repl.it/@appbrewery/band-name-generator-start#main.py" text:style-name="Internet_20_link" text:visited-style-name="Visited_20_Internet_20_Link"><text:span text:style-name="T23">https://repl.it/@appbrewery/band-name-generator-start#main.py</text:span></text:a></text:p>
      <text:p text:style-name="P3"/>
      <text:p text:style-name="P103">Exercise:</text:p>
      <text:p text:style-name="P103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My solution:</text:p>
            <text:p text:style-name="P7"/>
            <text:p text:style-name="P116">print("This program creates a band name:")</text:p>
            <text:p text:style-name="P116">print("---------------------------------")</text:p>
            <text:p text:style-name="P116"/>
            <text:p text:style-name="P116">city = input("In which city did you grew up? ")</text:p>
            <text:p text:style-name="P116"/>
            <text:p text:style-name="P116">pet = input("Tell me the name of your pet ")</text:p>
            <text:p text:style-name="P116"/>
            <text:p text:style-name="P116">space = " "</text:p>
            <text:p text:style-name="P116"/>
            <text:p text:style-name="P116">print( city + space + pet )</text:p>
            <text:p text:style-name="P116"/>
          </table:table-cell>
          <table:table-cell table:style-name="Table2.B1" office:value-type="string">
            <text:p text:style-name="P152">Teacher’<text:span text:style-name="T22">s</text:span> solution:</text:p>
            <text:p text:style-name="P191"/>
            <text:p text:style-name="P104">print("Welcome to the band name generator.")</text:p>
            <text:p text:style-name="P104"/>
            <text:p text:style-name="P104">city = input("Which city did you grow up in?\n")</text:p>
            <text:p text:style-name="P104"/>
            <text:p text:style-name="P104">pet = input("What is the name of a pet?\n")</text:p>
            <text:p text:style-name="P104"/>
            <text:p text:style-name="P104">print("Your band name cound be: " + city + " " + pet)</text:p>
          </table:table-cell>
        </table:table-row>
        <table:table-row>
          <table:table-cell table:style-name="Table2.A2" office:value-type="string">
            <text:p text:style-name="P168">Result:</text:p>
            <text:p text:style-name="P163"/>
            <text:p text:style-name="P158">This program creates a band name:</text:p>
            <text:p text:style-name="P158">---------------------------------</text:p>
            <text:p text:style-name="P158">In which city did you grew up? Figueres</text:p>
            <text:p text:style-name="P158">Tell me the name of your pet Boris</text:p>
            <text:p text:style-name="P173">Figueres Boris</text:p>
            <text:p text:style-name="P195"/>
          </table:table-cell>
          <table:table-cell table:style-name="Table2.B2" office:value-type="string">
            <text:p text:style-name="P168">Result:</text:p>
            <text:p text:style-name="P158"/>
            <text:p text:style-name="P158">Welcome to the band name generator.</text:p>
            <text:p text:style-name="P158">Which city did you grow up in?</text:p>
            <text:p text:style-name="P158">Bristol</text:p>
            <text:p text:style-name="P158">What is the name of a pet?</text:p>
            <text:p text:style-name="P158">Rabbit</text:p>
            <text:p text:style-name="P158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03"/>
      <text:p text:style-name="P203"/>
      <text:p text:style-name="P62">Day <text:span text:style-name="T24">2</text:span>:</text:p>
      <text:p text:style-name="P60"/>
      <text:p text:style-name="P124">Data Types:</text:p>
      <text:p text:style-name="P3"/>
      <text:p text:style-name="P20">String:</text:p>
      <text:p text:style-name="P3"/>
      <text:p text:style-name="P3">“ ” <text:s/>→<text:span text:style-name="T25"> Anything between quotes or double quotes will be trated as a string (text).</text:span></text:p>
      <text:p text:style-name="P3">“<text:span text:style-name="T25">1234</text:span>” →<text:span text:style-name="T25"> this will be treated as a string.</text:span></text:p>
      <text:p text:style-name="P3"/>
      <text:p text:style-name="P123">print(“Hello” [4] ) <text:s text:c="2"/>→ this will print the last character, o</text:p>
      <text:p text:style-name="P3"/>
      <text:p text:style-name="P3">print("123" + "456") <text:s/>→<text:span text:style-name="T26"> this will give you: <text:s text:c="2"/>123456</text:span></text:p>
      <text:p text:style-name="P3"/>
      <text:p text:style-name="P3"/>
      <text:p text:style-name="P21">Integer:</text:p>
      <text:p text:style-name="P126"/>
      <text:p text:style-name="P21"><text:span text:style-name="T8">print(123 + 456) → </text:span><text:span text:style-name="T9">579 </text:span></text:p>
      <text:p text:style-name="P126"/>
      <text:p text:style-name="P22"><text:span text:style-name="T28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127"/>
      <text:p text:style-name="P127">123_123_3534 <text:s text:c="2"/>→ will be interpreted like this: <text:s/>1231233534</text:p>
      <text:p text:style-name="P126"/>
      <text:p text:style-name="P126"/>
      <text:p text:style-name="P23">Float:</text:p>
      <text:p text:style-name="P126"/>
      <text:p text:style-name="P128">3.23423 </text:p>
      <text:p text:style-name="P128">242343.640</text:p>
      <text:p text:style-name="P128"/>
      <text:p text:style-name="P24">Boolean:</text:p>
      <text:p text:style-name="P129">True</text:p>
      <text:p text:style-name="P129">False</text:p>
      <text:p text:style-name="P126"/>
      <text:p text:style-name="P25"><text:span text:style-name="T8">Both starting with Capitals </text:span><text:span text:style-name="T11">and without quotation marks, otherwhise it would turn them into strings.</text:span></text:p>
      <text:p text:style-name="P130"/>
      <text:p text:style-name="P130"/>
      <text:p text:style-name="P125">Function Types:</text:p>
      <text:p text:style-name="P126"/>
      <text:p text:style-name="P131">type() <text:s/>→ it gives you the type of data.</text:p>
      <text:p text:style-name="P126"/>
      <text:p text:style-name="P46">Example:</text:p>
      <text:p text:style-name="P21"><text:span text:style-name="T8">num_char = len(input("What is your name? ")) <text:s/>→</text:span><text:span text:style-name="T12"> num_char is an integer</text:span></text:p>
      <text:p text:style-name="P126"/>
      <text:p text:style-name="P21"><text:span text:style-name="T8">print("Your name has " + num_char + "characters.") <text:s/>→</text:span><text:span text:style-name="T12"> this gives error because you can NOT add</text:span></text:p>
      <text:p text:style-name="P21"><text:span text:style-name="T8"><text:tab/><text:tab/><text:tab/><text:tab/><text:tab/><text:tab/><text:tab/> <text:s text:c="7"/></text:span><text:span text:style-name="T12">strings + integers, only the same data type.</text:span></text:p>
      <text:p text:style-name="P132"/>
      <text:p text:style-name="P26"><text:span text:style-name="T8">To know the type of the data you are using, use the </text:span><text:span text:style-name="T3">type() </text:span><text:span text:style-name="T6">function.</text:span></text:p>
      <text:p text:style-name="P21"><text:span text:style-name="T8">print(type(num_char)) <text:s/>→</text:span><text:span text:style-name="T13"> &lt;class ‘int’&gt;</text:span></text:p>
      <text:p text:style-name="P27"><text:soft-page-break/><text:span text:style-name="T29">C</text:span>onvert a data type to a string:</text:p>
      <text:p text:style-name="P126"/>
      <text:p text:style-name="P133">You can use the type function to investigate which data type you are using.</text:p>
      <text:p text:style-name="P133">With type function you can CONVERT one datatype to another.</text:p>
      <text:p text:style-name="P133"/>
      <text:p text:style-name="P134"/>
      <text:p text:style-name="P134">To make work the previous exercise convert the integer to string:</text:p>
      <text:p text:style-name="P134"/>
      <text:p text:style-name="P134">num_char = len(input("What is your name? "))</text:p>
      <text:p text:style-name="P134"/>
      <text:p text:style-name="P27"><text:span text:style-name="T8">new_num_char = </text:span>str(num_char)</text:p>
      <text:p text:style-name="P134"/>
      <text:p text:style-name="P134">print("Your name has " + new_num_char + " characters.")</text:p>
      <text:p text:style-name="P126"/>
      <text:p text:style-name="P126"/>
      <text:p text:style-name="P134">We convert the variable num_char to a string and we give it a new name, now the program will work because the whole print statement is adding strings:</text:p>
      <text:p text:style-name="P134"/>
      <text:p text:style-name="P150">What is your name? sfgsdfgsfgsfgs</text:p>
      <text:p text:style-name="P150">Your name has 14 characters.</text:p>
      <text:p text:style-name="P134"/>
      <text:p text:style-name="P134"/>
      <text:p text:style-name="P28">Exercise 2.1:</text:p>
      <text:p text:style-name="P134"/>
      <text:p text:style-name="P136">Type two numbers and <text:span text:style-name="T30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My solution:</text:p>
            <text:p text:style-name="P8"/>
            <text:p text:style-name="P117">two_digit_number = input("Type a two digit number: ")</text:p>
            <text:p text:style-name="P8"/>
            <text:p text:style-name="P117">first = int(two_digit_number[0])</text:p>
            <text:p text:style-name="P117">second = int(two_digit_number[1])</text:p>
            <text:p text:style-name="P117"/>
            <text:p text:style-name="P117">print(first + second)</text:p>
          </table:table-cell>
          <table:table-cell table:style-name="Table3.B1" office:value-type="string">
            <text:p text:style-name="P153">Teacher’<text:span text:style-name="T22">s</text:span> solution:</text:p>
            <text:p text:style-name="P192"/>
            <text:p text:style-name="P105">two_digit_number = input("Type a two digit number: ")</text:p>
            <text:p text:style-name="P105"/>
            <text:p text:style-name="P109">first_digit = <text:span text:style-name="T23">two_digit_number[0]</text:span></text:p>
            <text:p text:style-name="P109">second_digit = <text:span text:style-name="T23">two_digit_number[0]</text:span></text:p>
            <text:p text:style-name="P109"/>
            <text:p text:style-name="P109">result = int(first_digit) + int(second_digit)</text:p>
            <text:p text:style-name="P109"/>
            <text:p text:style-name="P109">print(result)</text:p>
          </table:table-cell>
        </table:table-row>
        <table:table-row>
          <table:table-cell table:style-name="Table3.A2" office:value-type="string">
            <text:p text:style-name="P169">Result:</text:p>
            <text:p text:style-name="P164"/>
            <text:p text:style-name="P178">Type a two digit number: 23</text:p>
            <text:p text:style-name="P174">5</text:p>
            <text:p text:style-name="P196"/>
          </table:table-cell>
          <table:table-cell table:style-name="Table3.B2" office:value-type="string">
            <text:p text:style-name="P169">Result:</text:p>
            <text:p text:style-name="P159"/>
            <text:p text:style-name="P179">Type a two digit number: <text:span text:style-name="T31">87</text:span></text:p>
            <text:p text:style-name="P177">15</text:p>
          </table:table-cell>
        </table:table-row>
      </table:table>
      <text:p text:style-name="P137"/>
      <text:p text:style-name="P30">Teacher’s explanation:</text:p>
      <text:p text:style-name="P126"/>
      <text:p text:style-name="P138">First we have to know which is the data type of the variable two_digit_number</text:p>
      <text:p text:style-name="P138"><text:tab/>print(type(two_digit_number)) <text:s text:c="2"/>→ which is a &lt;class ‘str’&gt;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06"><text:soft-page-break/></text:p>
      <text:p text:style-name="P207"/>
      <text:p text:style-name="P139"/>
      <text:p text:style-name="P61">Mathematical Operations in Python:</text:p>
      <text:p text:style-name="P126"/>
      <text:p text:style-name="P144">3 + 4</text:p>
      <text:p text:style-name="P143">5 - 2</text:p>
      <text:p text:style-name="P143">3 * 7</text:p>
      <text:p text:style-name="P143">6 / 3 <text:s/>→ the result will be a float, 2.0 in this examples</text:p>
      <text:p text:style-name="P145">** <text:s/>exponent, when you want to raise a number to a power</text:p>
      <text:p text:style-name="P149">2 ** 3 <text:s/>→ two 3 times is 8. <text:s/>2 * 2 * 2 = 8</text:p>
      <text:p text:style-name="P126"/>
      <text:p text:style-name="P126"/>
      <text:p text:style-name="P31">Order of the operations:</text:p>
      <text:p text:style-name="P126"/>
      <text:p text:style-name="P146">If you have different operations in the same line of code, there is an order that the program will follow.</text:p>
      <text:p text:style-name="P146"/>
      <text:p text:style-name="P146">The rule to remember is PEMDAS:</text:p>
      <text:list xml:id="list283959393" text:style-name="L1">
        <text:list-item>
          <text:p text:style-name="P212">Parentheses <text:s/>()</text:p>
        </text:list-item>
        <text:list-item>
          <text:p text:style-name="P212">Exponents <text:s text:c="4"/>**</text:p>
        </text:list-item>
        <text:list-item>
          <text:p text:style-name="P212">Multiplication <text:s/>* <text:s/><text:span text:style-name="T32">and <text:s text:c="3"/></text:span>Division <text:s/>/ <text:s text:c="2"/>→<text:span text:style-name="T32"> they are equal important. First coming wins</text:span></text:p>
        </text:list-item>
        <text:list-item>
          <text:p text:style-name="P213">Addition + <text:s text:c="2"/><text:span text:style-name="T33">and <text:s/></text:span>Substraction <text:s text:c="2"/>- <text:s text:c="6"/>→<text:span text:style-name="T33"> they are equal important. First coming wins</text:span></text:p>
        </text:list-item>
      </text:list>
      <text:p text:style-name="P146"/>
      <text:p text:style-name="P47">Example:</text:p>
      <text:p text:style-name="P126">print( 3 * 3 + 3 / 3 - 3)</text:p>
      <text:p text:style-name="P126"/>
      <text:p text:style-name="P147">First will do the mutiplication, 3 * 3 = 9 <text:s text:c="3"/>→<text:span text:style-name="T32">is first because is the first operation on the left.</text:span></text:p>
      <text:p text:style-name="P147">Second the division, 3 /3 = 1.0 <text:s/>→ float, <text:span text:style-name="T32">ran the second after the multiplication because comes after.</text:span></text:p>
      <text:p text:style-name="P147">Third the addition, 9 + 1.0 = 10.0</text:p>
      <text:p text:style-name="P147">Last the substraction, 10.0 - 3 = <text:s/>7.0</text:p>
      <text:p text:style-name="P147"/>
      <text:p text:style-name="P147"/>
      <text:p text:style-name="P48">Example 2:<text:span text:style-name="T34"> <text:s text:c="2"/>Make that operation to have 3 as result</text:span></text:p>
      <text:p text:style-name="P49"><text:span text:style-name="T34">print( 3 * </text:span><text:span text:style-name="T35">(</text:span><text:span text:style-name="T34">3 + 3</text:span><text:span text:style-name="T35">)</text:span><text:span text:style-name="T34"> / 3 - 3)</text:span></text:p>
      <text:p text:style-name="P75"/>
      <text:p text:style-name="P76">First the parenthesy, 3 + 3 = 6</text:p>
      <text:p text:style-name="P76">Second the multiplication because is the first on the left, 3 * 6 = 18</text:p>
      <text:p text:style-name="P76">Third de division, 18 / 6 = 6</text:p>
      <text:p text:style-name="P76">Last the substraction, 6 - 3 = 3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208"><text:soft-page-break/></text:p>
      <text:p text:style-name="P208"/>
      <text:p text:style-name="P140"/>
      <text:p text:style-name="P65">[Interactive Coding Exercise] BMI Calculator:</text:p>
      <text:p text:style-name="P76"/>
      <text:p text:style-name="P29">Exercise 2.<text:span text:style-name="T40">2</text:span>:</text:p>
      <text:p text:style-name="P135"/>
      <text:p text:style-name="P148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My solution:</text:p>
            <text:p text:style-name="P10"/>
            <text:p text:style-name="P118">height = input("enter your height in m: ")</text:p>
            <text:p text:style-name="P118">weight = input("enter your weight in kg: ")</text:p>
            <text:p text:style-name="P118"/>
            <text:p text:style-name="P118">height = float(height)</text:p>
            <text:p text:style-name="P118">weight = float(weight)</text:p>
            <text:p text:style-name="P118"/>
            <text:p text:style-name="P118">print(int(height / (weight * weight )))</text:p>
          </table:table-cell>
          <table:table-cell table:style-name="Table4.B1" office:value-type="string">
            <text:p text:style-name="P154">Teacher’<text:span text:style-name="T22">s</text:span> solution:</text:p>
            <text:p text:style-name="P193"/>
            <text:p text:style-name="P119">height = input("enter your height in m: ")</text:p>
            <text:p text:style-name="P106">weight = input("enter your weight in kg: ")</text:p>
            <text:p text:style-name="P106"/>
            <text:p text:style-name="P110">bmi = int(<text:span text:style-name="T23">weight</text:span>) <text:s/>/ float(h<text:span text:style-name="T23">eight</text:span>) ** 2</text:p>
            <text:p text:style-name="P110">bmi_as_int = int(bmi)</text:p>
            <text:p text:style-name="P110"/>
            <text:p text:style-name="P110">print(bmi_as_int)</text:p>
          </table:table-cell>
        </table:table-row>
        <table:table-row>
          <table:table-cell table:style-name="Table4.A2" office:value-type="string">
            <text:p text:style-name="P170">Result:</text:p>
            <text:p text:style-name="P165"/>
            <text:p text:style-name="P180">enter your height in m: 80</text:p>
            <text:p text:style-name="P180">enter your weight in kg: 1.75</text:p>
            <text:p text:style-name="P175">26</text:p>
            <text:p text:style-name="P197"/>
          </table:table-cell>
          <table:table-cell table:style-name="Table4.B2" office:value-type="string">
            <text:p text:style-name="P170">Result:</text:p>
            <text:p text:style-name="P160"/>
            <text:p text:style-name="P181">enter your height in m: 80</text:p>
            <text:p text:style-name="P181">enter your weight in kg: 1.75</text:p>
            <text:p text:style-name="P176">26</text:p>
          </table:table-cell>
        </table:table-row>
      </table:table>
      <text:p text:style-name="P78"/>
      <text:p text:style-name="P76"/>
      <text:p text:style-name="P209"/>
      <text:p text:style-name="P209"/>
      <text:p text:style-name="P141"/>
      <text:p text:style-name="P66">Number Manipulation and F Strings in Python:</text:p>
      <text:p text:style-name="P76"/>
      <text:p text:style-name="P76"/>
      <text:p text:style-name="P96">Round the number:</text:p>
      <text:p text:style-name="P81">If you are dividing a number it will give you a float. </text:p>
      <text:p text:style-name="P81"/>
      <text:p text:style-name="P81">You can limit the decimals appearing on the right after the colon by using round.</text:p>
      <text:p text:style-name="P81"/>
      <text:p text:style-name="P50">Example:</text:p>
      <text:p text:style-name="P76"/>
      <text:p text:style-name="P76">print(8 / 3) <text:s/>→<text:span text:style-name="T41"> 2.6666666666666665</text:span></text:p>
      <text:p text:style-name="P76"/>
      <text:p text:style-name="P76">print(<text:span text:style-name="T7">round</text:span>(8 / 3)) <text:s/>→<text:span text:style-name="T41"> 3</text:span></text:p>
      <text:p text:style-name="P76"/>
      <text:p text:style-name="P76">print(<text:span text:style-name="T7">round</text:span>(8 / 3, 2)) →<text:span text:style-name="T41"> 2.67</text:span></text:p>
      <text:p text:style-name="P76"/>
      <text:p text:style-name="P76">print(<text:span text:style-name="T7">round</text:span>(2.6666666, 2)) <text:s/>→<text:span text:style-name="T41"> 2.67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97"><text:soft-page-break/>Use the floor edition:</text:p>
      <text:p text:style-name="P76"/>
      <text:p text:style-name="P76">print(8 / 3) →<text:span text:style-name="T42"> 2.6666666666666665 <text:s text:c="3"/>→ float number</text:span></text:p>
      <text:p text:style-name="P76"/>
      <text:p text:style-name="P76">print(8 // 3) →<text:span text:style-name="T42"> 2<text:tab/><text:tab/>→ int number</text:span></text:p>
      <text:p text:style-name="P76"/>
      <text:p text:style-name="P76"/>
      <text:p text:style-name="P98">Using variables:</text:p>
      <text:p text:style-name="P82"/>
      <text:p text:style-name="P98"><text:span text:style-name="T8">result = 4/2 <text:s/>→</text:span><text:span text:style-name="T14"> 2</text:span></text:p>
      <text:p text:style-name="P98"><text:span text:style-name="T8">result </text:span>*=<text:span text:style-name="T8"> 3 <text:s text:c="3"/>→</text:span><text:span text:style-name="T14"> 2 x 3</text:span></text:p>
      <text:p text:style-name="P98"><text:span text:style-name="T8">print(result) <text:s/>→</text:span><text:span text:style-name="T14"> 6</text:span></text:p>
      <text:p text:style-name="P83"/>
      <text:p text:style-name="P84">score = 0</text:p>
      <text:p text:style-name="P99"><text:span text:style-name="T8">score </text:span>+=<text:span text:style-name="T8"> 1</text:span></text:p>
      <text:p text:style-name="P84">print(score) <text:s/>→ 1</text:p>
      <text:p text:style-name="P84"/>
      <text:p text:style-name="P85"/>
      <text:p text:style-name="P100">Change data<text:span text:style-name="T45">t</text:span>ypes: <text:s/><text:span text:style-name="T43">f-String</text:span></text:p>
      <text:p text:style-name="P85"/>
      <text:p text:style-name="P86">We can not use different datatypes to operate in the same line, if you use a string + int the program will fail.</text:p>
      <text:p text:style-name="P86"/>
      <text:p text:style-name="P51">To make it work until now we are converting the data, to str in the below example:</text:p>
      <text:p text:style-name="P85">score = 0</text:p>
      <text:p text:style-name="P100"><text:span text:style-name="T8">print("Your score is: " + </text:span>str(<text:span text:style-name="T8">score))</text:span></text:p>
      <text:p text:style-name="P85"/>
      <text:p text:style-name="P85"/>
      <text:p text:style-name="P52">But we can use f-String to make it much more easy:</text:p>
      <text:p text:style-name="P85"/>
      <text:p text:style-name="P85">score = 0</text:p>
      <text:p text:style-name="P85">height = 1.8</text:p>
      <text:p text:style-name="P85">isWinning = True</text:p>
      <text:p text:style-name="P85"/>
      <text:p text:style-name="P100"><text:span text:style-name="T8">print(</text:span><text:span text:style-name="T44">f"</text:span><text:span text:style-name="T8">Your score is </text:span>{score}<text:span text:style-name="T8">, your height is </text:span>{height}<text:span text:style-name="T8">, you are winning is </text:span>{isWinning}<text:span text:style-name="T8"> ")</text:span></text:p>
      <text:p text:style-name="P85"/>
      <text:p text:style-name="P100"><text:span text:style-name="T8">→</text:span><text:span text:style-name="T15"> Your score is 0, your height is 1.8, you are winning is True </text:span></text:p>
      <text:p text:style-name="P85"/>
      <text:p text:style-name="P85"/>
      <text:p text:style-name="P87">We are calling the variables with {}</text:p>
      <text:p text:style-name="P85"/>
      <text:p text:style-name="P85"/>
      <text:p text:style-name="P101">Exercise:</text:p>
      <text:p text:style-name="P85"/>
      <text:p text:style-name="P88">If you live 90 years you will have 32850 days, 4680 weeks and 1080 months.</text:p>
      <text:p text:style-name="P85"/>
      <text:p text:style-name="P88">Calculate how much time will be using you age as a reference and comparing it with 90 years.</text:p>
      <text:p text:style-name="P85"/>
      <text:p text:style-name="P89">Ask for your age and do the math:</text:p>
      <text:p text:style-name="P85">days = age - 90 * 365</text:p>
      <text:p text:style-name="P85">weeks = age - 90 * 52</text:p>
      <text:p text:style-name="P85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My solution:</text:p>
            <text:p text:style-name="P11"/>
            <text:p text:style-name="P120">age = input("What is your current age? ")</text:p>
            <text:p text:style-name="P120"/>
            <text:p text:style-name="P120">age = int(age)</text:p>
            <text:p text:style-name="P120"/>
            <text:p text:style-name="P120">days = (90 - age) * 365</text:p>
            <text:p text:style-name="P120">weeks = (90 - age) * 52</text:p>
            <text:p text:style-name="P120">months = (90 - age) * 12</text:p>
            <text:p text:style-name="P120"/>
            <text:p text:style-name="P120">print(f"You have {days} days, {weeks} weeks, and {months} months left.")</text:p>
          </table:table-cell>
          <table:table-cell table:style-name="Table5.B1" office:value-type="string">
            <text:p text:style-name="P155">Teacher’<text:span text:style-name="T22">s</text:span> solution:</text:p>
            <text:p text:style-name="P194"/>
            <text:p text:style-name="P107">age = input("What is your current age? ")</text:p>
            <text:p text:style-name="P107"/>
            <text:p text:style-name="P107">age_as_int = int(age)</text:p>
            <text:p text:style-name="P107"/>
            <text:p text:style-name="P107">years_remaining = 90 - age_as_int</text:p>
            <text:p text:style-name="P107">days_remaining = years_remaining * 365</text:p>
            <text:p text:style-name="P107">weeks_remaining = years_remaining * 52</text:p>
            <text:p text:style-name="P107">months_remaining = years_remaining * 12</text:p>
            <text:p text:style-name="P107"/>
            <text:p text:style-name="P107">message = f"You have {days_remaining} days, {weeks_remaining} weeks, and {months_remaining} months left."</text:p>
            <text:p text:style-name="P107"/>
            <text:p text:style-name="P107">print(message)</text:p>
          </table:table-cell>
        </table:table-row>
        <table:table-row>
          <table:table-cell table:style-name="Table5.A2" office:value-type="string">
            <text:p text:style-name="P171">Result:</text:p>
            <text:p text:style-name="P166"/>
            <text:p text:style-name="P182">What is your current age?<text:span text:style-name="T7"> </text:span>40</text:p>
            <text:p text:style-name="P182">You have 18250 days, 2600 weeks, and 600 months left.</text:p>
            <text:p text:style-name="P198"/>
          </table:table-cell>
          <table:table-cell table:style-name="Table5.B2" office:value-type="string">
            <text:p text:style-name="P171">Result:</text:p>
            <text:p text:style-name="P161"/>
            <text:p text:style-name="P182">What is your current age? 40</text:p>
            <text:p text:style-name="P182">You have 18250 days, 2600 weeks, and 600 months left.</text:p>
          </table:table-cell>
        </table:table-row>
      </table:table>
      <text:p text:style-name="P79"/>
      <text:p text:style-name="P90">Variation after cheking teacher’s example:</text:p>
      <text:p text:style-name="P90"/>
      <text:p text:style-name="P111">age = input("What is your current age? ")</text:p>
      <text:p text:style-name="P111"/>
      <text:p text:style-name="P111">age = 90 - int(age)</text:p>
      <text:p text:style-name="P111"/>
      <text:p text:style-name="P111">days = age * 365</text:p>
      <text:p text:style-name="P111">weeks = age * 52</text:p>
      <text:p text:style-name="P111">months = age * 12</text:p>
      <text:p text:style-name="P111"/>
      <text:p text:style-name="P111">print(f"You have {days} days, {weeks} weeks, and {months} months left.")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210"><text:soft-page-break/></text:p>
      <text:p text:style-name="P210"/>
      <text:p text:style-name="P142"/>
      <text:p text:style-name="P67"><text:span text:style-name="T46">Tip Calculator</text:span>: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5">My solution:</text:p>
            <text:p text:style-name="P12"/>
            <text:p text:style-name="P121">print("Welcome to the tip calculator")</text:p>
            <text:p text:style-name="P121">print("")</text:p>
            <text:p text:style-name="P121"/>
            <text:p text:style-name="P121">bill = int(input("What was the total bill? $"))</text:p>
            <text:p text:style-name="P122">percent = int(input("<text:span text:style-name="T16">How much tip would you like to give? 10, 12, or 15?</text:span> "))</text:p>
            <text:p text:style-name="P121">people = int(input("How many people to split the bill? "))</text:p>
            <text:p text:style-name="P121"/>
            <text:p text:style-name="P121">percent_correct = percent / 100</text:p>
            <text:p text:style-name="P121">percent_bill = bill * percent_correct</text:p>
            <text:p text:style-name="P121"/>
            <text:p text:style-name="P121">total = bill + percent_bill </text:p>
            <text:p text:style-name="P121"/>
            <text:p text:style-name="P121">result = total / people</text:p>
            <text:p text:style-name="P121"/>
            <text:p text:style-name="P121">print(f"Each person should pay: ${result}")</text:p>
            <text:p text:style-name="P121"/>
          </table:table-cell>
          <table:table-cell table:style-name="Table6.B1" office:value-type="string">
            <text:p text:style-name="P156">Teacher’<text:span text:style-name="T22">s</text:span> solution:</text:p>
            <text:p text:style-name="P185"/>
            <text:p text:style-name="P108">print("Welcome to the tip calculator")</text:p>
            <text:p text:style-name="P108"/>
            <text:p text:style-name="P185">bill = float(input("What was the total bill? $"))</text:p>
            <text:p text:style-name="P185">tip = int(input("How much tip would you like to give? 10, 12, or 15? "))</text:p>
            <text:p text:style-name="P185">people = int(input("How many people to split the bill?"))</text:p>
            <text:p text:style-name="P185"/>
            <text:p text:style-name="P185">tip_as_percent = tip / 100</text:p>
            <text:p text:style-name="P185">total_tip_amount = bill * tip_as_percent</text:p>
            <text:p text:style-name="P185">total_bill = bill + total_tip_amount</text:p>
            <text:p text:style-name="P185">bill_per_person = total_bill / people</text:p>
            <text:p text:style-name="P185">final_amount = round(bill_per_person, 2)</text:p>
            <text:p text:style-name="P185"/>
            <text:p text:style-name="P185">print(f"Each person should pay: ${final_amount}")</text:p>
          </table:table-cell>
        </table:table-row>
        <table:table-row>
          <table:table-cell table:style-name="Table6.A2" office:value-type="string">
            <text:p text:style-name="P172">Result:</text:p>
            <text:p text:style-name="P167"/>
            <text:p text:style-name="P183">Welcome to the tip calculator</text:p>
            <text:p text:style-name="P183"/>
            <text:p text:style-name="P183">What was the total bill? $150</text:p>
            <text:p text:style-name="P184">How much tip would you like to give? 10, 12, or 15? 12</text:p>
            <text:p text:style-name="P183">How many people to split the bill? 5</text:p>
            <text:p text:style-name="P183">Each person should pay: $33.6</text:p>
            <text:p text:style-name="P199"/>
          </table:table-cell>
          <table:table-cell table:style-name="Table6.B2" office:value-type="string">
            <text:p text:style-name="P172">Result:</text:p>
            <text:p text:style-name="P183"/>
            <text:p text:style-name="P112">Welcome to the tip calculator</text:p>
            <text:p text:style-name="P183">What was the total bill? $100</text:p>
            <text:p text:style-name="P183">How much tip would you like to give? 10, 12, or 15? 10</text:p>
            <text:p text:style-name="P183">How many people to split the bill?5</text:p>
            <text:p text:style-name="P183">Each person should pay: $22.0</text:p>
          </table:table-cell>
        </table:table-row>
      </table:table>
      <text:p text:style-name="P80"/>
      <text:p text:style-name="P77"/>
      <text:p text:style-name="P53">Another approach from the teacher:</text:p>
      <text:p text:style-name="P91"/>
      <text:p text:style-name="P113">bill = float(input("What was the total bill? $"))</text:p>
      <text:p text:style-name="P113">tip = int(input("How much tip would you like to give? 10, 12, or 15? "))</text:p>
      <text:p text:style-name="P113">people = int(input("How many people to split the bill? "))</text:p>
      <text:p text:style-name="P113"/>
      <text:p text:style-name="P113">bill_with_tip =<text:span text:style-name="T7"> bill * (1 + tip /100)</text:span> <text:s text:c="2"/>→<text:span text:style-name="T47"> we simplify in one line three operations</text:span></text:p>
      <text:p text:style-name="P113">bill_per_person = bill_with_tip / people</text:p>
      <text:p text:style-name="P113">final_amount = round(bill_per_person, 2)</text:p>
      <text:p text:style-name="P113"/>
      <text:p text:style-name="P113">print(f"Each person should pay: ${final_amount}")</text:p>
      <text:p text:style-name="P85"/>
      <text:p text:style-name="P85"/>
      <text:p text:style-name="P85"/>
      <text:p text:style-name="P54"><text:soft-page-break/>Another approach from the teacher:<text:span text:style-name="T34"> </text:span><text:span text:style-name="T36">To show two decimals allways.</text:span></text:p>
      <text:p text:style-name="P85"/>
      <text:p text:style-name="P186">bill = float(input("What was the total bill? $"))</text:p>
      <text:p text:style-name="P186">tip = int(input("How much tip would you like to give? 10, 12, or 15? "))</text:p>
      <text:p text:style-name="P186">people = int(input("How many people to split the bill?"))</text:p>
      <text:p text:style-name="P186"/>
      <text:p text:style-name="P186">tip_as_percent = tip / 100</text:p>
      <text:p text:style-name="P186">total_tip_amount = bill * tip_as_percent</text:p>
      <text:p text:style-name="P186">total_bill = bill + total_tip_amount</text:p>
      <text:p text:style-name="P186">bill_per_person = total_bill / people</text:p>
      <text:p text:style-name="P186">final_amount = round(bill_per_person, 2)</text:p>
      <text:p text:style-name="P188">final_amount = “{:.2f}”.format(bill_per_person)<text:span text:style-name="T8"> <text:s text:c="2"/>→ this will show allways two decimal digits. <text:s/>*</text:span></text:p>
      <text:p text:style-name="P186"/>
      <text:p text:style-name="P187">print(f"Each person should pay: ${final_amount}")</text:p>
      <text:p text:style-name="P85"/>
      <text:p text:style-name="P92"/>
      <text:p text:style-name="P92">* Depence on the amount of the bill the result will show only one decimal digit, like:</text:p>
      <text:p text:style-name="P114">bill = 150 </text:p>
      <text:p text:style-name="P114">tip = 12</text:p>
      <text:p text:style-name="P114">people = 5</text:p>
      <text:p text:style-name="P114"/>
      <text:p text:style-name="P114">final_amount = 33.6</text:p>
      <text:p text:style-name="P114"/>
      <text:p text:style-name="P92">But the prices <text:span text:style-name="T48">have to show </text:span>two decimal digits.</text:p>
      <text:p text:style-name="P92">To always show two digits <text:span text:style-name="T48">we can use the format function.</text:span></text:p>
      <text:p text:style-name="P85"/>
      <text:p text:style-name="P189">final_amount = “{:.2f}”.format(bill_per_person)<text:span text:style-name="T8"> 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204"><text:soft-page-break/></text:p>
      <text:p text:style-name="P204"/>
      <text:p text:style-name="P64">Day <text:span text:style-name="T49">3</text:span>: <text:s/>Control Flow and Logical Operators:</text:p>
      <text:p text:style-name="P115"/>
      <text:p text:style-name="P115">01/26/2021</text:p>
      <text:p text:style-name="P93"/>
      <text:p text:style-name="P93">Flow control with<text:span text:style-name="T7"> if/else </text:span>statements.</text:p>
      <text:p text:style-name="P85"/>
      <text:p text:style-name="P55">Flow control diagram example:</text:p>
      <text:p text:style-name="P85"/>
      <text:p text:style-name="P94">If you are taller than 120 cm you can ride the rollercoaster</text:p>
      <text:p text:style-name="P94">If (else) you are shorter than 120 cm you can NOT ride it.</text:p>
      <text:p text:style-name="P94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02">Exercise:</text:p>
      <text:p text:style-name="P85"/>
      <text:p text:style-name="P36">If you are taller or equal to 120 you can ride:</text:p>
      <text:p text:style-name="P95"/>
      <text:p text:style-name="P85">print("Welcome to the rollercoaster!")</text:p>
      <text:p text:style-name="P85"/>
      <text:p text:style-name="P85">height = int(input("What is your height in cm? "))</text:p>
      <text:p text:style-name="P85"/>
      <text:p text:style-name="P85"><text:span text:style-name="T7">if </text:span>height<text:span text:style-name="T7"> &gt;= </text:span>120:</text:p>
      <text:p text:style-name="P85"><text:s text:c="2"/>print("You can ride the rollercoaster!")</text:p>
      <text:p text:style-name="P85"/>
      <text:p text:style-name="P100">else:</text:p>
      <text:p text:style-name="P85"><text:s text:c="2"/>print("Sorry, you have to grow taller before you can ride.")</text:p>
      <text:p text:style-name="P85"/>
      <text:p text:style-name="P85"/>
      <text:p text:style-name="P14">Comarison Operators:</text:p>
      <text:p text:style-name="P211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53"><text:soft-page-break/></text:p>
      <text:p text:style-name="P254"/>
      <text:p text:style-name="P214"/>
      <text:p text:style-name="P227">Odd or Even? Introducing the Modulo</text:p>
      <text:p text:style-name="P211"/>
      <text:p text:style-name="P226">Modulo: →<text:span text:style-name="T51"> %</text:span></text:p>
      <text:p text:style-name="P215">Will divide a number by another number and will give you the remainder of that <text:span text:style-name="T50">division</text:span>.</text:p>
      <text:p text:style-name="P215"/>
      <text:p text:style-name="P225">You can use modulo to know if a number is even or odd.</text:p>
      <text:p text:style-name="P225"/>
      <text:p text:style-name="P225">If the division of a number by another gives you a reminder, like <text:s/><text:span text:style-name="T38">14 /4 </text:span><text:span text:style-name="T34">=</text:span><text:span text:style-name="T38"> 3,5 </text:span><text:span text:style-name="T34">you will know that the number is odd because will give you a reminder, ,5 in this example.</text:span></text:p>
      <text:p text:style-name="P211"/>
      <text:p text:style-name="P216"><text:span text:style-name="T27">Example:</text:span> 7 % 2</text:p>
      <text:p text:style-name="P218"/>
      <text:p text:style-name="P218"><text:span text:style-name="T51">Seven split into portions of 2 is:</text:span></text:p>
      <text:p text:style-name="P218"><text:span text:style-name="T51">2 + 2 + 2 + 1</text:span></text:p>
      <text:p text:style-name="P218"/>
      <text:p text:style-name="P219"><text:span text:style-name="T52">Seved divided by 2 can be divided 3 times (2 + 2 + 2) with a reminder of 1.</text:span></text:p>
      <text:p text:style-name="P211"/>
      <text:p text:style-name="P220">1 is what the modulo gives you.</text:p>
      <text:p text:style-name="P211"/>
      <text:p text:style-name="P221">If you run <text:span text:style-name="T51">7 % 2 </text:span>in the console gives you 1:</text:p>
      <text:p text:style-name="P217">7 % 2 <text:span text:style-name="T53">= 1</text:span></text:p>
      <text:p text:style-name="P217"/>
      <text:p text:style-name="P217"/>
      <text:p text:style-name="P222"><text:span text:style-name="T27">Example 2:</text:span> <text:s/>7 % 3</text:p>
      <text:p text:style-name="P222"/>
      <text:p text:style-name="P224">3 + 3 + 1</text:p>
      <text:p text:style-name="P223">7 % 3 <text:span text:style-name="T54">= 1</text:span></text:p>
      <text:p text:style-name="P223"/>
      <text:p text:style-name="P229">Example 3:<text:span text:style-name="T34"> 14 % 4 <text:s text:c="3"/>(14 /4 </text:span><text:span text:style-name="T37">=</text:span><text:span text:style-name="T34"> 3,5)</text:span></text:p>
      <text:p text:style-name="P229"><text:span text:style-name="T34"/></text:p>
      <text:p text:style-name="P229"><text:span text:style-name="T34">4 + 4 + 4 + 2</text:span></text:p>
      <text:p text:style-name="P229"><text:span text:style-name="T34">14 % 4 = 2</text:span></text:p>
      <text:p text:style-name="P242"/>
      <text:p text:style-name="P242"/>
      <text:p text:style-name="P242"/>
      <text:p text:style-name="P242"/>
      <text:p text:style-name="P242"/>
      <text:p text:style-name="P242"/>
      <text:p text:style-name="P239">Exercise:</text:p>
      <text:p text:style-name="P242"/>
      <text:p text:style-name="P244">Tell me if the introduced number is odd or even</text:p>
      <text:p text:style-name="P242"/>
      <text:p text:style-name="P242"/>
      <text:p text:style-name="P242"/>
      <text:p text:style-name="P242"/>
      <text:p text:style-name="P242"/>
      <text:p text:style-name="P242"/>
      <text:p text:style-name="P252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35">My solution:</text:p>
            <text:p text:style-name="P252"/>
            <text:p text:style-name="P247">number = int(input("Which number do you want to check? "))</text:p>
            <text:p text:style-name="P247"/>
            <text:p text:style-name="P247">odd_even = number % 2</text:p>
            <text:p text:style-name="P247"/>
            <text:p text:style-name="P247">if odd_even == 0:</text:p>
            <text:p text:style-name="P247"><text:s text:c="2"/>print("This is an even number.")</text:p>
            <text:p text:style-name="P247"/>
            <text:p text:style-name="P247">else:</text:p>
            <text:p text:style-name="P247"><text:s text:c="2"/>print("This is an odd number.")</text:p>
            <text:p text:style-name="P247"/>
          </table:table-cell>
          <table:table-cell table:style-name="Table7.B1" office:value-type="string">
            <text:p text:style-name="P257">Teacher’<text:span text:style-name="T22">s</text:span> solution:</text:p>
            <text:p text:style-name="P258"/>
            <text:p text:style-name="P246">number = int(input("Which number do you want to check? "))</text:p>
            <text:p text:style-name="P246"/>
            <text:p text:style-name="P246">if number % 2 == 0:</text:p>
            <text:p text:style-name="P246"><text:s text:c="2"/>print("This is an even number.")</text:p>
            <text:p text:style-name="P246"/>
            <text:p text:style-name="P246">else:</text:p>
            <text:p text:style-name="P246"><text:s text:c="2"/>print("This is an odd number.")</text:p>
          </table:table-cell>
        </table:table-row>
        <table:table-row>
          <table:table-cell table:style-name="Table7.A2" office:value-type="string">
            <text:p text:style-name="P259">Result:</text:p>
            <text:p text:style-name="P260"/>
            <text:p text:style-name="P261">Which number do you want to check? 23452451</text:p>
            <text:p text:style-name="P261">This is an odd number.</text:p>
            <text:p text:style-name="P262"/>
          </table:table-cell>
          <table:table-cell table:style-name="Table7.B2" office:value-type="string">
            <text:p text:style-name="P259">Result:</text:p>
            <text:p text:style-name="P261"/>
            <text:p text:style-name="P248">Which number do you want to check? 2342342423</text:p>
            <text:p text:style-name="P248">This is an odd number.</text:p>
          </table:table-cell>
        </table:table-row>
      </table:table>
      <text:p text:style-name="P243"/>
      <text:p text:style-name="P241"><text:span text:style-name="T34"/></text:p>
      <text:p text:style-name="P255"><text:span text:style-name="T34"/></text:p>
      <text:p text:style-name="P256"><text:span text:style-name="T34"/></text:p>
      <text:p text:style-name="P231"><text:span text:style-name="T34"/></text:p>
      <text:p text:style-name="P228"><text:span text:style-name="T34">Nested if statements and elif statements:</text:span></text:p>
      <text:p text:style-name="P229"><text:span text:style-name="T34"/></text:p>
      <text:p text:style-name="P229"><text:span text:style-name="T34"/></text:p>
      <text:p text:style-name="P236"><text:span text:style-name="T34">Nested If/Else statements:</text:span></text:p>
      <text:p text:style-name="P229"><text:span text:style-name="T34"/></text:p>
      <text:p text:style-name="P232"><text:span text:style-name="T34">Following the height example, if you are 120 cm or higher you can use the rollercoaster, if not (else) you can NOT.</text:span></text:p>
      <text:p text:style-name="P232"><text:span text:style-name="T34"/></text:p>
      <text:p text:style-name="P232"><text:span text:style-name="T34">Now if you are 120 or higher and you have 18 ages or more you will pay $12. If you are under 18 ages you will pay $7.</text:span></text:p>
      <text:p text:style-name="P229"><text:span text:style-name="T34"/></text:p>
      <text:p text:style-name="P232">We will use nested if/else statements:</text:p>
      <text:p text:style-name="P229"><text:span text:style-name="T34"/></text:p>
      <text:p text:style-name="P230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x-vclgraphic"/></draw:frame><text:span text:style-name="T34"><text:s/></text:span><text:span text:style-name="T55">height = int(input("Tell me your heigh in cm: "))</text:span></text:p>
      <text:p text:style-name="P250"><text:span text:style-name="T34"/></text:p>
      <text:p text:style-name="P250"><text:span text:style-name="T39">if </text:span><text:span text:style-name="T34">height &gt;= 120:</text:span></text:p>
      <text:p text:style-name="P250"><text:span text:style-name="T34"><text:s text:c="3"/>print("You can ride the rollercoaster")</text:span></text:p>
      <text:p text:style-name="P250"><text:span text:style-name="T34"><text:s text:c="3"/>age = int(input("What is your age: "))</text:span></text:p>
      <text:p text:style-name="P250"><text:span text:style-name="T34"><text:s/></text:span><text:span text:style-name="T39"><text:s text:c="2"/>if </text:span><text:span text:style-name="T34">age &gt;= 18:</text:span></text:p>
      <text:p text:style-name="P250"><text:span text:style-name="T34"><text:s text:c="5"/>print("Please pay $12")</text:span></text:p>
      <text:p text:style-name="P250"><text:span text:style-name="T34"><text:s/></text:span><text:span text:style-name="T39"><text:s text:c="2"/>else</text:span><text:span text:style-name="T34">:</text:span></text:p>
      <text:p text:style-name="P250"><text:span text:style-name="T34"><text:s text:c="5"/>print("Please pay $7")</text:span></text:p>
      <text:p text:style-name="P250"><text:span text:style-name="T34"/></text:p>
      <text:p text:style-name="P251"><text:span text:style-name="T34">else:</text:span></text:p>
      <text:p text:style-name="P250"><text:span text:style-name="T34"><text:s text:c="2"/>print("Sorry, you have to grow taller.")</text:span></text:p>
      <text:p text:style-name="P250"><text:span text:style-name="T34"/></text:p>
      <text:p text:style-name="P24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oft-page-break/><text:span text:style-name="T34"/></text:p>
      <text:p text:style-name="P237"><text:span text:style-name="T34">If / elif /else:</text:span></text:p>
      <text:p text:style-name="P229"><text:span text:style-name="T34"/></text:p>
      <text:p text:style-name="P233"><text:span text:style-name="T34">If condition 1 is true do A</text:span></text:p>
      <text:p text:style-name="P233"><text:span text:style-name="T34">If 1 is not true check if condition 2 is true and if so do B</text:span></text:p>
      <text:p text:style-name="P233"><text:span text:style-name="T34"/></text:p>
      <text:p text:style-name="P233"><text:span text:style-name="T34">Finally, if none of the conditions are true do the ELSE</text:span></text:p>
      <text:p text:style-name="P229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x-vclgraphic"/></draw:frame><text:span text:style-name="T34"/></text:p>
      <text:p text:style-name="P229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x-vclgraphic"/></draw:frame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34"><text:span text:style-name="T34">Now we will check if you have the correct height. If you are under 120 cm, game over.</text:span></text:p>
      <text:p text:style-name="P234"><text:span text:style-name="T34"/></text:p>
      <text:p text:style-name="P234"><text:span text:style-name="T34">If you have the correct height you have to tell us your age:</text:span></text:p>
      <text:p text:style-name="P234"><text:span text:style-name="T34"/></text:p>
      <text:p text:style-name="P234"><text:span text:style-name="T34">If you are 18 or over you have to pay $12</text:span></text:p>
      <text:p text:style-name="P234"><text:span text:style-name="T34">If you are between 12 and 18 you have to pay $7</text:span></text:p>
      <text:p text:style-name="P234"><text:span text:style-name="T34"/></text:p>
      <text:p text:style-name="P234"><text:span text:style-name="T34">And if you are not matching any of the above ages you have to pay $5.</text:span></text:p>
      <text:p text:style-name="P234"><text:span text:style-name="T34"/></text:p>
      <text:p text:style-name="P234"><text:span text:style-name="T34"/></text:p>
      <text:p text:style-name="P229"><text:span text:style-name="T34">height = int(input("Tell me your heigh in cm: "))</text:span></text:p>
      <text:p text:style-name="P229"><text:span text:style-name="T34"/></text:p>
      <text:p text:style-name="P249"><text:span text:style-name="T34">if height &gt;= 120:</text:span></text:p>
      <text:p text:style-name="P249"><text:span text:style-name="T34"><text:s text:c="2"/>print("You can ride the rollercoaster")</text:span></text:p>
      <text:p text:style-name="P249"><text:span text:style-name="T34"><text:s text:c="2"/>age = int(input("What is your age: "))</text:span></text:p>
      <text:p text:style-name="P249"><text:span text:style-name="T34"><text:s text:c="2"/>if age &lt; 12:</text:span></text:p>
      <text:p text:style-name="P249"><text:span text:style-name="T34"><text:s text:c="4"/>print("Please pay $5")</text:span></text:p>
      <text:p text:style-name="P249"><text:span text:style-name="T34"><text:s text:c="2"/>elif age &gt;= 18:</text:span></text:p>
      <text:p text:style-name="P249"><text:span text:style-name="T34"><text:s text:c="4"/>print("Please pay $12")</text:span></text:p>
      <text:p text:style-name="P249"><text:span text:style-name="T34"><text:s text:c="2"/>else:</text:span></text:p>
      <text:p text:style-name="P249"><text:span text:style-name="T34"><text:s text:c="4"/>print("Please pay $7 ") <text:s/></text:span></text:p>
      <text:p text:style-name="P249"><text:span text:style-name="T34"/></text:p>
      <text:p text:style-name="P249"><text:span text:style-name="T34">else:</text:span></text:p>
      <text:p text:style-name="P249"><text:span text:style-name="T34"><text:s text:c="2"/>print("Sorry, you have to grow taller.")</text:span></text:p>
      <text:p text:style-name="P229"><text:span text:style-name="T34"/></text:p>
      <text:p text:style-name="P229"><text:soft-page-break/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  <text:p text:style-name="P229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27T08:54:03.523989448</dc:date>
    <meta:editing-duration>PT13H22M58S</meta:editing-duration>
    <meta:editing-cycles>137</meta:editing-cycles>
    <meta:document-statistic meta:table-count="7" meta:image-count="5" meta:object-count="0" meta:page-count="16" meta:paragraph-count="430" meta:word-count="2778" meta:character-count="14981" meta:non-whitespace-character-count="12458"/>
  </office:meta>
</office:document-meta>
</file>